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1.8cm" svg:height="1.8cm" svg:x="0.8cm" svg:y="4.8cm">
          <text:p text:style-name="P1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2.6cm" svg:y="4.8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4.4cm" svg:y="4.8cm">
          <text:p text:style-name="P1"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8cm" svg:height="1.8cm" svg:x="6.2cm" svg:y="4.8cm">
          <text:p text:style-name="P1"><text:span text:style-name="T1">W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5cm" svg:y1="6.8cm" svg:x2="15.2cm" svg:y2="6.8cm">
          <text:p/>
        </draw:line>
        <draw:line draw:style-name="gr2" draw:text-style-name="P1" draw:layer="layout" svg:x1="0.5cm" svg:y1="6.8cm" svg:x2="0.5cm" svg:y2="1cm">
          <text:p/>
        </draw:line>
        <draw:custom-shape draw:style-name="gr1" draw:text-style-name="P2" draw:layer="layout" svg:width="1.8cm" svg:height="1.8cm" svg:x="2.6cm" svg:y="3cm">
          <text:p text:style-name="P1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4.4cm" svg:y="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8cm" svg:height="1.8cm" svg:x="8cm" svg:y="3cm">
          <text:p text:style-name="P1"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9.8cm" svg:y="3cm">
          <text:p text:style-name="P1"><text:span text:style-name="T1">W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4.4cm" svg:y="1.2cm">
          <text:p text:style-name="P1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6.2cm" svg:y="1.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9.8cm" svg:y="1.2cm">
          <text:p text:style-name="P1"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11.6cm" svg:y="1.2cm">
          <text:p text:style-name="P1"><text:span text:style-name="T1">WB</text:span></text:p>
          <draw:enhanced-geometry svg:viewBox="0 0 21600 21600" draw:type="rectangle" draw:enhanced-path="M 0 0 L 21600 0 21600 21600 0 21600 0 0 Z N"/>
        </draw:custom-shape>
        <draw:frame draw:style-name="gr3" draw:layer="layout" svg:width="1.7cm" svg:height="0.962cm" svg:x="15.1cm" svg:y="6.238cm">
          <draw:text-box>
            <text:p>time</text:p>
          </draw:text-box>
        </draw:frame>
        <draw:frame draw:style-name="gr3" draw:layer="layout" svg:width="3.707cm" svg:height="0.962cm" svg:x="0.1cm" svg:y="0.138cm">
          <draw:text-box>
            <text:p>instructions</text:p>
          </draw:text-box>
        </draw:frame>
        <draw:connector draw:style-name="gr4" draw:text-style-name="P1" draw:layer="layout" draw:type="curve" svg:x1="8cm" svg:y1="3.9cm" svg:x2="7.1cm" svg:y2="4.8cm" draw:start-shape="id1" draw:start-glue-point="3" draw:end-shape="id2" svg:d="m8000 3900c-600 0-900 300-900 9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9cm" fo:page-height="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 Schlegel</meta:initial-creator>
    <meta:creation-date>2012-02-29T16:34:36</meta:creation-date>
    <dc:date>2012-03-09T12:03:13</dc:date>
    <meta:editing-duration>PT23M31S</meta:editing-duration>
    <meta:editing-cycles>8</meta:editing-cycles>
    <meta:generator>LibreOffice/3.4$Unix LibreOffice_project/340m1$Build-402</meta:generator>
    <meta:document-statistic meta:object-count="17"/>
  </office:meta>
</office:document-meta>
</file>